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3.521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305cm" draw:marker-start-width="0.657cm" draw:marker-end="Arrow" draw:marker-end-width="0.757cm" draw:fill="none" draw:textarea-vertical-align="middle" fo:padding-top="0.277cm" fo:padding-bottom="0.277cm" fo:padding-left="0.402cm" fo:padding-right="0.402cm"/>
    </style:style>
    <style:style style:name="gr5" style:family="graphic" style:parent-style-name="standard">
      <style:graphic-properties draw:stroke="none" svg:stroke-color="#000000" draw:fill="none" draw:fill-color="#ffffff" fo:min-height="2.761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svg:stroke-width="0.254cm" draw:marker-start-width="0.581cm" draw:marker-end="Arrow" draw:marker-end-width="0.681cm" draw:fill="none" draw:textarea-vertical-align="middle" fo:padding-top="0.252cm" fo:padding-bottom="0.252cm" fo:padding-left="0.377cm" fo:padding-right="0.377cm"/>
    </style:style>
    <style:style style:name="gr8" style:family="graphic" style:parent-style-name="objectwithoutfill">
      <style:graphic-properties svg:stroke-width="0.305cm" draw:marker-start-width="0.657cm" draw:marker-end="Arrow" draw:marker-end-width="0.757cm" draw:fill="none" draw:textarea-vertical-align="middle" fo:padding-top="0.277cm" fo:padding-bottom="0.277cm" fo:padding-left="0.402cm" fo:padding-right="0.4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45pt" style:font-size-asian="45pt" style:font-size-complex="45pt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text-properties fo:font-size="70pt" style:font-size-asian="70pt" style:font-size-complex="70pt"/>
    </style:style>
    <style:style style:name="P7" style:family="paragraph">
      <style:paragraph-properties fo:text-align="center"/>
      <style:text-properties fo:font-size="39pt" style:font-size-asian="39pt" style:font-size-complex="39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5pt" style:font-size-asian="45pt" style:font-size-complex="45pt"/>
    </style:style>
    <style:style style:name="T3" style:family="text">
      <style:text-properties fo:font-size="70pt" style:font-size-asian="70pt" style:font-size-complex="70pt"/>
    </style:style>
    <style:style style:name="T4" style:family="text">
      <style:text-properties fo:font-size="39pt" style:font-size-asian="39pt" style:font-size-complex="3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5cm" svg:height="25.638cm" svg:x="1cm" svg:y="3.921cm">
          <text:p/>
        </draw:rect>
        <draw:rect draw:style-name="gr1" draw:text-style-name="P2" draw:layer="layout" svg:width="8.239cm" svg:height="25.638cm" svg:x="1cm" svg:y="3.921cm">
          <text:p/>
        </draw:rect>
        <draw:rect draw:style-name="gr1" draw:text-style-name="P1" draw:layer="layout" svg:width="125cm" svg:height="25.162cm" svg:x="1cm" svg:y="29.559cm">
          <text:p/>
        </draw:rect>
        <draw:rect draw:style-name="gr1" draw:text-style-name="P1" draw:layer="layout" svg:width="18.526cm" svg:height="25.289cm" svg:x="1cm" svg:y="29.432cm">
          <text:p/>
        </draw:rect>
        <draw:rect draw:style-name="gr1" draw:text-style-name="P1" draw:layer="layout" svg:width="10.287cm" svg:height="13.065cm" svg:x="9.112cm" svg:y="3.921cm">
          <text:p/>
        </draw:rect>
        <draw:rect draw:style-name="gr1" draw:text-style-name="P1" draw:layer="layout" svg:width="106.601cm" svg:height="12.811cm" svg:x="19.399cm" svg:y="3.921cm">
          <text:p/>
        </draw:rect>
        <draw:rect draw:style-name="gr1" draw:text-style-name="P1" draw:layer="layout" svg:width="9.906cm" svg:height="12.43cm" svg:x="9.366cm" svg:y="17.002cm">
          <text:p/>
        </draw:rect>
        <draw:frame draw:style-name="gr2" draw:text-style-name="P3" draw:layer="layout" svg:width="11.811cm" svg:height="3.771cm" draw:transform="rotate (1.58964588271614) translate (3.6cm 22.13cm)">
          <draw:text-box>
            <text:p><text:span text:style-name="T1">Account Holder</text:span></text:p>
          </draw:text-box>
        </draw:frame>
        <draw:frame draw:style-name="gr2" draw:text-style-name="P4" draw:layer="layout" svg:width="11.811cm" svg:height="3.771cm" draw:transform="rotate (1.58964588271614) translate (12.256cm 15.97cm)">
          <draw:text-box>
            <text:p><text:span text:style-name="T2">First Time User</text:span></text:p>
          </draw:text-box>
        </draw:frame>
        <draw:frame draw:style-name="gr2" draw:text-style-name="P3" draw:layer="layout" svg:width="11.811cm" svg:height="3.771cm" draw:transform="rotate (1.58964588271614) translate (12.363cm 29.178cm)">
          <draw:text-box>
            <text:p><text:span text:style-name="T1">Registered User</text:span></text:p>
          </draw:text-box>
        </draw:frame>
        <draw:frame draw:style-name="gr2" draw:text-style-name="P3" draw:layer="layout" svg:width="11.811cm" svg:height="3.771cm" draw:transform="rotate (1.58964588271614) translate (8.573cm 47.784cm)">
          <draw:text-box>
            <text:p><text:span text:style-name="T1">Customer Care</text:span></text:p>
          </draw:text-box>
        </draw:frame>
        <draw:custom-shape draw:style-name="gr3" draw:text-style-name="P5" xml:id="id1" draw:id="id1" draw:layer="layout" svg:width="8.128cm" svg:height="8.128cm" svg:x="21.431cm" svg:y="6.445cm">
          <text:p text:style-name="P1"><text:span text:style-name="T1">Open </text:span></text:p>
          <text:p text:style-name="P1"><text:span text:style-name="T1">Webs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layout" svg:width="10.16cm" svg:height="5.969cm" svg:x="35.02cm" svg:y="7.461cm">
          <text:p text:style-name="P1"><text:span text:style-name="T1">User Selects</text:span></text:p>
          <text:p text:style-name="P1"><text:span text:style-name="T1"><text:s/></text:span><text:span text:style-name="T1">Regi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10.684cm" svg:height="5.969cm" svg:x="48.609cm" svg:y="7.461cm">
          <text:p text:style-name="P1"><text:span text:style-name="T1">User Enters</text:span></text:p>
          <text:p text:style-name="P1"><text:span text:style-name="T1"><text:s/></text:span><text:span text:style-name="T1">Name and </text:span></text:p>
          <text:p text:style-name="P1"><text:span text:style-name="T1">Account 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11.561cm" svg:height="6.466cm" draw:transform="rotate (-0.00767944870996053) translate (75.037cm 7.145cm)">
          <text:p text:style-name="P1"><text:span text:style-name="T1">User Creates</text:span></text:p>
          <text:p text:style-name="P1"><text:span text:style-name="T1"><text:s/></text:span><text:span text:style-name="T1">login ID and P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9.559cm" svg:y1="10.509cm" svg:x2="35.02cm" svg:y2="10.445cm" draw:start-shape="id1" draw:start-glue-point="10" draw:end-shape="id2" draw:end-glue-point="3" svg:d="M29559 10509h2731v-64h2730">
          <text:p/>
        </draw:connector>
        <draw:connector draw:style-name="gr4" draw:text-style-name="P1" draw:layer="layout" svg:x1="45.18cm" svg:y1="10.445cm" svg:x2="48.609cm" svg:y2="10.445cm" draw:start-shape="id2" draw:start-glue-point="1" draw:end-shape="id3" draw:end-glue-point="3" svg:d="M45180 10445h3429">
          <text:p/>
        </draw:connector>
        <draw:frame draw:style-name="gr5" draw:text-style-name="P6" draw:layer="layout" svg:width="29.337cm" svg:height="3.011cm" svg:x="50.276cm" svg:y="0.656cm">
          <draw:text-box>
            <text:p><text:span text:style-name="T3">New User Registration</text:span></text:p>
          </draw:text-box>
        </draw:frame>
        <draw:rect draw:style-name="gr6" draw:text-style-name="P1" xml:id="id5" draw:id="id5" draw:layer="layout" svg:width="19.558cm" svg:height="5.588cm" svg:x="93.583cm" svg:y="7.731cm">
          <text:p text:style-name="P1"><text:span text:style-name="T1">User Receives confirmation</text:span></text:p>
          <text:p text:style-name="P1"><text:span text:style-name="T1"><text:s/></text:span><text:span text:style-name="T1">on email/text</text:span></text:p>
        </draw:rect>
        <draw:connector draw:style-name="gr4" draw:text-style-name="P1" draw:layer="layout" svg:x1="86.573cm" svg:y1="10.467cm" svg:x2="93.583cm" svg:y2="10.525cm" draw:start-shape="id4" draw:start-glue-point="1" draw:end-shape="id5" draw:end-glue-point="3" svg:d="M86573 10467h3517v58h3493">
          <text:p/>
        </draw:connector>
        <draw:custom-shape draw:style-name="gr3" draw:text-style-name="P5" xml:id="id6" draw:id="id6" draw:layer="layout" svg:width="9.779cm" svg:height="8.636cm" svg:x="61.96cm" svg:y="6.08cm">
          <text:p text:style-name="P1"><text:span text:style-name="T1">Validate </text:span></text:p>
          <text:p text:style-name="P1"><text:span text:style-name="T1">Acct </text:span></text:p>
          <text:p text:style-name="P1"><text:span text:style-name="T1">Numb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7" draw:layer="layout" svg:x1="71.739cm" svg:y1="10.398cm" svg:x2="75.012cm" svg:y2="10.378cm" draw:start-shape="id6" draw:start-glue-point="7" draw:end-shape="id4" draw:end-glue-point="3" svg:d="M71739 10398h1625v-20h1648">
          <text:p text:style-name="P1"><text:span text:style-name="T4"/></text:p>
          <text:p text:style-name="P1"><text:span text:style-name="T4"/></text:p>
          <text:p text:style-name="P1"><text:span text:style-name="T4">Yes</text:span></text:p>
        </draw:connector>
        <draw:connector draw:style-name="gr4" draw:text-style-name="P1" draw:layer="layout" svg:x1="59.293cm" svg:y1="10.445cm" svg:x2="61.96cm" svg:y2="10.398cm" draw:start-shape="id3" draw:start-glue-point="1" draw:end-shape="id6" draw:end-glue-point="5" svg:d="M59293 10445h1334v-47h1333">
          <text:p/>
        </draw:connector>
        <draw:custom-shape draw:style-name="gr3" draw:text-style-name="P5" xml:id="id7" draw:id="id7" draw:layer="layout" svg:width="16.764cm" svg:height="5.715cm" svg:x="58.531cm" svg:y="35.163cm">
          <text:p text:style-name="P1"><text:span text:style-name="T1">Contact customer c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svg:x1="66.85cm" svg:y1="14.716cm" svg:x2="66.913cm" svg:y2="35.163cm" draw:start-shape="id6" draw:start-glue-point="6" draw:end-shape="id7" svg:d="M66850 14716v10224h63v10223">
          <text:p text:style-name="P1"><text:span text:style-name="T1"><text:s text:c="7"/></text:span><text:span text:style-name="T1">No</text:span></text:p>
        </draw:connector>
        <draw:connector draw:style-name="gr4" draw:text-style-name="P1" draw:layer="layout" svg:x1="58.531cm" svg:y1="38.02cm" svg:x2="53.951cm" svg:y2="13.43cm" draw:start-shape="id7" draw:start-glue-point="3" draw:end-shape="id3" draw:end-glue-point="2" svg:d="M58531 38020h-4580v-24590">
          <text:p/>
        </draw:connector>
        <draw:custom-shape draw:style-name="gr3" draw:text-style-name="P5" xml:id="id8" draw:id="id8" draw:layer="layout" svg:width="7.62cm" svg:height="7.62cm" svg:x="99.611cm" svg:y="19.82cm">
          <text:p text:style-name="P1"><text:span text:style-name="T1">Lo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3.362cm" svg:y1="13.319cm" svg:x2="103.421cm" svg:y2="19.82cm" draw:start-shape="id5" draw:start-glue-point="2" draw:end-shape="id8" draw:end-glue-point="4" svg:d="M103362 13319v3251h59v3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7cm" fo:page-height="55.6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10T21:35:22.74</meta:creation-date>
    <dc:date>2018-06-11T16:41:45</dc:date>
    <meta:editing-duration>PT3H40M</meta:editing-duration>
    <meta:editing-cycles>10</meta:editing-cycles>
    <meta:generator>OpenOffice/4.1.5$Unix OpenOffice.org_project/415m1$Build-9789</meta:generator>
    <meta:document-statistic meta:object-count="28"/>
  </office:meta>
</office:document-meta>
</file>